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72cm"/>
    </style:style>
    <style:style style:name="co3" style:family="table-column">
      <style:table-column-properties fo:break-before="auto" style:column-width="5.8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52" table:default-cell-style-name="Default"/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1" office:value-type="string">
            <text:p>Datum</text:p>
          </table:table-cell>
          <table:table-cell table:style-name="ce1" office:value-type="string">
            <text:p>Ausgefallene Stunden</text:p>
          </table:table-cell>
          <table:table-cell table:style-name="ce1" table:number-columns-repeated="254"/>
        </table:table-row>
        <table:table-row table:style-name="ro1">
          <table:table-cell office:value-type="date" office:date-value="2009-02-01">
            <text:p>01.02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2-02">
            <text:p>02.02.0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usgefallene Stunden pro Tag:</text:p>
          </table:table-cell>
          <table:table-cell table:formula="of:=AVERAGE([.B3:.B153])" office:value-type="float" office:value="0.0993377483443709">
            <text:p>0,1</text:p>
          </table:table-cell>
          <table:table-cell table:number-columns-repeated="251"/>
        </table:table-row>
        <table:table-row table:style-name="ro1">
          <table:table-cell office:value-type="date" office:date-value="2009-02-03">
            <text:p>03.02.0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usgefallene Stunden pro Woche:</text:p>
          </table:table-cell>
          <table:table-cell table:formula="of:=AVERAGE([.B4:.B201])*7" office:value-type="float" office:value="0.7">
            <text:p>0,7</text:p>
          </table:table-cell>
          <table:table-cell table:number-columns-repeated="251"/>
        </table:table-row>
        <table:table-row table:style-name="ro1">
          <table:table-cell office:value-type="date" office:date-value="2009-02-04">
            <text:p>04.02.09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1">
          <table:table-cell office:value-type="date" office:date-value="2009-02-05">
            <text:p>05.02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2-06">
            <text:p>06.02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2-07">
            <text:p>07.02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2-08">
            <text:p>08.02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2-09">
            <text:p>09.02.09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1">
          <table:table-cell office:value-type="date" office:date-value="2009-02-10">
            <text:p>10.02.09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1">
          <table:table-cell office:value-type="date" office:date-value="2009-02-11">
            <text:p>11.02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2-12">
            <text:p>12.02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2-13">
            <text:p>13.02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2-14">
            <text:p>14.02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2-15">
            <text:p>15.02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2-16">
            <text:p>16.02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2-17">
            <text:p>17.02.09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1">
          <table:table-cell office:value-type="date" office:date-value="2009-02-18">
            <text:p>18.02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2-19">
            <text:p>19.02.09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1">
          <table:table-cell office:value-type="date" office:date-value="2009-02-20">
            <text:p>20.02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2-21">
            <text:p>21.02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2-22">
            <text:p>22.02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2-23">
            <text:p>23.02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2-24">
            <text:p>24.02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2-25">
            <text:p>25.02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2-26">
            <text:p>26.02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2-27">
            <text:p>27.02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2-28">
            <text:p>28.02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3-01">
            <text:p>01.03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3-02">
            <text:p>02.03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3-03">
            <text:p>03.03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3-04">
            <text:p>04.03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3-05">
            <text:p>05.03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3-06">
            <text:p>06.03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3-07">
            <text:p>07.03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3-08">
            <text:p>08.03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3-09">
            <text:p>09.03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3-10">
            <text:p>10.03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3-11">
            <text:p>11.03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3-12">
            <text:p>12.03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3-13">
            <text:p>13.03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3-14">
            <text:p>14.03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3-15">
            <text:p>15.03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3-16">
            <text:p>16.03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3-17">
            <text:p>17.03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3-18">
            <text:p>18.03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3-19">
            <text:p>19.03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3-20">
            <text:p>20.03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3-21">
            <text:p>21.03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3-22">
            <text:p>22.03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3-23">
            <text:p>23.03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3-24">
            <text:p>24.03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3-25">
            <text:p>25.03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3-26">
            <text:p>26.03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3-27">
            <text:p>27.03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3-28">
            <text:p>28.03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3-29">
            <text:p>29.03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3-30">
            <text:p>30.03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3-31">
            <text:p>31.03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4-01">
            <text:p>01.04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4-02">
            <text:p>02.04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4-03">
            <text:p>03.04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4-04">
            <text:p>04.04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4-05">
            <text:p>05.04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4-06">
            <text:p>06.04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4-07">
            <text:p>07.04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4-08">
            <text:p>08.04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4-09">
            <text:p>09.04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4-10">
            <text:p>10.04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4-11">
            <text:p>11.04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4-12">
            <text:p>12.04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4-13">
            <text:p>13.04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4-14">
            <text:p>14.04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4-15">
            <text:p>15.04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4-16">
            <text:p>16.04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4-17">
            <text:p>17.04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4-18">
            <text:p>18.04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4-19">
            <text:p>19.04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4-20">
            <text:p>20.04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4-21">
            <text:p>21.04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4-22">
            <text:p>22.04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4-23">
            <text:p>23.04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4-24">
            <text:p>24.04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4-25">
            <text:p>25.04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4-26">
            <text:p>26.04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4-27">
            <text:p>27.04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4-28">
            <text:p>28.04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4-29">
            <text:p>29.04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4-30">
            <text:p>30.04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5-01">
            <text:p>01.05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5-02">
            <text:p>02.05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5-03">
            <text:p>03.05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5-04">
            <text:p>04.05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5-05">
            <text:p>05.05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5-06">
            <text:p>06.05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5-07">
            <text:p>07.05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5-08">
            <text:p>08.05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5-09">
            <text:p>09.05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5-10">
            <text:p>10.05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5-11">
            <text:p>11.05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5-12">
            <text:p>12.05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5-13">
            <text:p>13.05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5-14">
            <text:p>14.05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5-15">
            <text:p>15.05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5-16">
            <text:p>16.05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5-17">
            <text:p>17.05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5-18">
            <text:p>18.05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5-19">
            <text:p>19.05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5-20">
            <text:p>20.05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5-21">
            <text:p>21.05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5-22">
            <text:p>22.05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5-23">
            <text:p>23.05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5-24">
            <text:p>24.05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5-25">
            <text:p>25.05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5-26">
            <text:p>26.05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5-27">
            <text:p>27.05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5-28">
            <text:p>28.05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5-29">
            <text:p>29.05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5-30">
            <text:p>30.05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5-31">
            <text:p>31.05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6-01">
            <text:p>01.06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6-02">
            <text:p>02.06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6-03">
            <text:p>03.06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6-04">
            <text:p>04.06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6-05">
            <text:p>05.06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6-06">
            <text:p>06.06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6-07">
            <text:p>07.06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6-08">
            <text:p>08.06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6-09">
            <text:p>09.06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6-10">
            <text:p>10.06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6-11">
            <text:p>11.06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6-12">
            <text:p>12.06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6-13">
            <text:p>13.06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6-14">
            <text:p>14.06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6-15">
            <text:p>15.06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6-16">
            <text:p>16.06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6-17">
            <text:p>17.06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6-18">
            <text:p>18.06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6-19">
            <text:p>19.06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6-20">
            <text:p>20.06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6-21">
            <text:p>21.06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6-22">
            <text:p>22.06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6-23">
            <text:p>23.06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6-24">
            <text:p>24.06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6-25">
            <text:p>25.06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6-26">
            <text:p>26.06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6-27">
            <text:p>27.06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6-28">
            <text:p>28.06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6-29">
            <text:p>29.06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6-30">
            <text:p>30.06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7-01">
            <text:p>01.07.09</text:p>
          </table:table-cell>
          <table:table-cell office:value-type="float" office:value="0">
            <text:p>0</text:p>
          </table:table-cell>
          <table:table-cell table:number-columns-repeated="254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9">19.02.2009</text:date>, <text:time>08:33:5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Tobias Schulz</meta:initial-creator>
    <meta:creation-date>2009-02-09T18:47:26</meta:creation-date>
    <dc:creator>Tobias Schulz</dc:creator>
    <dc:date>2009-02-19T08:33:57</dc:date>
    <meta:editing-cycles>5</meta:editing-cycles>
    <meta:editing-duration>PT21H37M51S</meta:editing-duration>
    <meta:document-statistic meta:table-count="3" meta:cell-count="308" meta:object-count="0"/>
    <meta:user-defined meta:name="Info 1"/>
    <meta:user-defined meta:name="Info 2"/>
    <meta:user-defined meta:name="Info 3"/>
    <meta:user-defined meta:name="Info 4"/>
  </office:meta>
</office:document-meta>
</file>